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mic Sans MS" svg:font-family="'Comic Sans MS'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officeooo:rsid="001b0de9" officeooo:paragraph-rsid="001b0de9" style:font-size-asian="14pt" style:font-size-complex="14pt"/>
    </style:style>
    <style:style style:name="P2" style:family="paragraph" style:parent-style-name="Standard">
      <style:text-properties style:font-name="Comic Sans MS" fo:font-size="14pt" fo:font-weight="bold" officeooo:rsid="001b0de9" officeooo:paragraph-rsid="001b0de9" style:font-size-asian="14pt" style:font-weight-asian="bold" style:font-size-complex="1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 style:text-autospace="none"/>
      <style:text-properties fo:text-transform="uppercase" fo:color="#000000" style:text-outline="false" style:text-line-through-style="none" style:text-line-through-type="none" style:font-name="Comic Sans MS1" fo:font-size="13pt" fo:font-style="normal" fo:text-shadow="none" style:text-underline-style="none" fo:font-weight="normal" style:letter-kerning="true" style:font-name-asian="Lucida Sans Unicode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7a2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text-transform="uppercase" fo:color="#000000" style:text-outline="false" style:text-line-through-style="none" style:text-line-through-type="none" style:font-name="Comic Sans MS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c0c0" fo:min-height="0.792cm" fo:padding-top="0.125cm" fo:padding-bottom="0.125cm" fo:padding-left="0.25cm" fo:padding-right="0.25cm" draw:shadow="visible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4" svg:width="13.371cm" svg:height="1.043cm" svg:x="1.949cm" svg:y="0cm"><draw:text-box><text:p text:style-name="P3"><text:span text:style-name="T5">LE VÉHICULE AUTONOME : Revue de projet n°1</text:span></text:p></draw:text-box></draw:frame></text:p>
      <text:p text:style-name="Standard"/>
      <text:p text:style-name="Standard"/>
      <text:p text:style-name="Standard"/>
      <text:p text:style-name="Standard"/>
      <text:p text:style-name="P2">1°) <text:s/>Rappel du contexte et du projet ?</text:p>
      <text:p text:style-name="P1"/>
      <text:p text:style-name="P1"/>
      <text:p text:style-name="P2">2°) Quels travaux ont déjà été effectués ? Quels documents ont déjà été produits ?</text:p>
      <text:p text:style-name="P1"/>
      <text:p text:style-name="P1"/>
      <text:p text:style-name="P2">3°) Que va-t-il falloir faire à présent pour continuer à mener à bien ce projet ?</text:p>
      <text:p text:style-name="P1"/>
      <text:p text:style-name="P1"/>
      <text:p text:style-name="P1"><text:span text:style-name="T1">4°) <text:s/>A partir du document « Charte graphique » distribué par le professeur </text:span><text:span text:style-name="T2">créer la charte graphique de votre équipe de projet.</text:span></text:p>
      <text:p text:style-name="P1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mic Sans MS" svg:font-family="'Comic Sans MS'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inition_20_Term" style:display-name="Definition Ter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inition_20_List" style:display-name="Definition List" style:family="paragraph" style:default-outline-level="">
      <style:paragraph-properties fo:margin-left="1.12cm" fo:margin-right="0cm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ini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H1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DejaVu Sans Condensed" style:font-family-asian="'DejaVu Sans Condensed'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 Condensed" style:font-family-asian="'DejaVu Sans Condensed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3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4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5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 Condensed" style:font-family-asian="'DejaVu Sans Condensed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6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fo:font-weight="bold" style:font-name-asian="DejaVu Sans Condensed" style:font-family-asian="'DejaVu Sans Condensed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ddres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Blockquote" style:family="paragraph" style:default-outline-level="">
      <style:paragraph-properties fo:margin-left="1.12cm" fo:margin-right="1.12cm" fo:margin-top="0.31cm" fo:margin-bottom="0.31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I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COD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text-underline-style="none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paragraph-properties fo:text-align="start" style:justify-single-word="false" fo:orphans="2" fo:widows="2" style:writing-mode="lr-tb"/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DejaVu Sans Condensed" style:font-family-asian="'DejaVu Sans Condensed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eformatte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Sampl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ypewriter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Variab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text-align="start" style:justify-single-word="false" fo:orphans="2" fo:widows="2" style:writing-mode="lr-tb"/>
      <style:text-properties fo:color="#ff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23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ucida Sans" fo:font-family="'Lucida Sans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extrémité_20_de_20_flèche" style:display-name="Objet avec extrémité de flèch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2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margin-top="0.965cm" fo:margin-bottom="0.965cm" loext:contextual-spacing="false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dress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fo:font-style="italic" style:letter-kerning="true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Bottom_20_of_20_Form" style:display-name="Bottom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4pt" style:letter-kerning="true" style:font-name-asian="DejaVu Sans Condensed" style:font-family-asian="'DejaVu Sans Condensed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Top_20_of_20_Form" style:display-name="Top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4pt" style:letter-kerning="true" style:font-name-asian="DejaVu Sans Condensed" style:font-family-asian="'DejaVu Sans Condensed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Exempl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t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fo:font-weight="bold" style:letter-kerning="true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achine_20_à_20_écrire" style:display-name="Machine à écrir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7.5pt" style:letter-kerning="true" style:font-name-asian="DejaVu Sans Condensed" style:font-family-asian="'DejaVu Sans Condensed'" style:font-family-generic-asian="system" style:font-pitch-asian="variable" style:font-size-asian="17.5pt" style:font-name-complex="Liberation Sans1" style:font-family-complex="'Liberation Sans'" style:font-family-generic-complex="system" style:font-pitch-complex="variable" style:font-size-complex="12pt"/>
    </style:style>
    <style:style style:name="Commentair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rmal_20_centré" style:display-name="Normal centré" style:family="paragraph" style:default-outline-level="">
      <style:paragraph-properties fo:margin-left="2.337cm" fo:margin-right="2.327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ucida Sans" fo:font-family="'Lucida Sans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urquise3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ise2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ise1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Notizen" style:display-name="lyt-bluegrey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9" style:display-name="lyt-bluegrey~LT~Gliederung 9" style:family="paragraph" style:default-outline-level="">
      <style:paragraph-properties fo:margin-left="19.0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8" style:display-name="lyt-bluegrey~LT~Gliederung 8" style:family="paragraph" style:default-outline-level="">
      <style:paragraph-properties fo:margin-left="16.93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7" style:display-name="lyt-bluegrey~LT~Gliederung 7" style:family="paragraph" style:default-outline-level="">
      <style:paragraph-properties fo:margin-left="14.817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6" style:display-name="lyt-bluegrey~LT~Gliederung 6" style:family="paragraph" style:default-outline-level="">
      <style:paragraph-properties fo:margin-left="12.7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5" style:display-name="lyt-bluegrey~LT~Gliederung 5" style:family="paragraph" style:default-outline-level="">
      <style:paragraph-properties fo:margin-left="10.58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4" style:display-name="lyt-bluegrey~LT~Gliederung 4" style:family="paragraph" style:default-outline-level="">
      <style:paragraph-properties fo:margin-left="8.467cm" fo:margin-right="0cm" fo:margin-top="0cm" fo:margin-bottom="0.351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3" style:display-name="lyt-bluegrey~LT~Gliederung 3" style:family="paragraph" style:default-outline-level="">
      <style:paragraph-properties fo:margin-left="6.35cm" fo:margin-right="0cm" fo:margin-top="0cm" fo:margin-bottom="0.52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default-outline-level="">
      <style:paragraph-properties fo:margin-left="4.235cm" fo:margin-right="0cm" fo:margin-top="0cm" fo:margin-bottom="0.706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1" style:display-name="lyt-bluegrey~LT~Gliederung 1" style:family="paragraph" style:default-outline-level="">
      <style:paragraph-properties fo:margin-left="0cm" fo:margin-right="0cm" fo:margin-top="0cm" fo:margin-bottom="0.8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" style:family="paragraph" style:default-outline-level="">
      <style:paragraph-properties fo:margin-left="0cm" fo:margin-right="0.351cm" fo:margin-top="0.178cm" fo:margin-bottom="0.178cm" loext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" style:family="paragraph" style:default-outline-level="">
      <style:paragraph-properties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trait_20_corps_20_de_20_texte_20_2" style:display-name="Retrait corps de texte 2" style:family="paragraph" style:default-outline-level="">
      <style:paragraph-properties fo:margin-left="0.178cm" fo:margin-right="0cm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rps_20_de_20_texte_20_3" style:display-name="Corps de texte 3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xBr_5f_p1" style:display-name="TxBr_p1" style:family="paragraph" style:default-outline-level="">
      <style:paragraph-properties style:line-height-at-least="1.522cm" fo:text-align="start" style:justify-single-word="false" fo:orphans="2" fo:widows="2" style:writing-mode="lr-tb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orps_20_de_20_texte_20_2" style:display-name="Corps de texte 2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32:17.051340879</meta:creation-date>
    <dc:date>2017-04-21T14:56:08.525363631</dc:date>
    <meta:editing-duration>PT17M39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4" meta:word-count="61" meta:character-count="328" meta:non-whitespace-character-count="269"/>
  </office:meta>
</office:document-meta>
</file>